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7.247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8.009cm"/>
    </style:style>
    <style:style style:name="gr4" style:family="graphic" style:parent-style-name="standard">
      <style:graphic-properties draw:marker-end="Triangle_20_unfilled" draw:marker-end-width="0.508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9.40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6cm" svg:height="1.143cm" svg:x="1cm" svg:y="1.127cm">
          <draw:text-box>
            <text:p>Package: library</text:p>
          </draw:text-box>
        </draw:frame>
        <draw:custom-shape draw:style-name="gr2" draw:text-style-name="P2" xml:id="id1" draw:id="id1" draw:layer="layout" svg:width="7.747cm" svg:height="1.397cm" svg:x="4.302cm" svg:y="5.445cm">
          <text:p text:style-name="P2">VinhNT_JFram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747cm" svg:height="1.397cm" svg:x="5.318cm" svg:y="2.27cm">
          <text:p text:style-name="P2">JFra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09cm" svg:height="1.651cm" svg:x="16.494cm" svg:y="4.048cm">
          <text:p text:style-name="P2">Global_Variabl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175cm" svg:y1="5.445cm" svg:x2="9.191cm" svg:y2="3.667cm" draw:start-shape="id1" draw:start-glue-point="0" draw:end-shape="id2" draw:end-glue-point="2" svg:d="M8175 5445v-890h1016v-888" svg:viewBox="0 0 1017 1779">
          <text:p/>
        </draw:connector>
      </draw:page>
      <draw:page draw:name="page2" draw:style-name="dp1" draw:master-page-name="Default"/>
      <draw:page draw:name="page3" draw:style-name="dp1" draw:master-page-name="Default">
        <draw:frame draw:style-name="gr5" draw:text-style-name="P4" draw:layer="layout" svg:width="10.795cm" svg:height="1.778cm" svg:x="1cm" svg:y="1.127cm">
          <draw:text-box>
            <text:p text:style-name="P3">Package: test001</text:p>
            <text:p text:style-name="P3">Dùng để chạy thử chương trình</text:p>
          </draw:text-box>
        </draw:frame>
        <draw:custom-shape draw:style-name="gr6" draw:text-style-name="P5" draw:layer="layout" svg:width="9.906cm" svg:height="1.905cm" svg:x="2.397cm" svg:y="3.286cm">
          <text:p text:style-name="P5">Main001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0T10:01:19.176000000</meta:creation-date>
    <dc:date>2016-01-10T11:36:25.086000000</dc:date>
    <meta:editing-duration>PT45M41S</meta:editing-duration>
    <meta:editing-cycles>1</meta:editing-cycles>
    <meta:document-statistic meta:object-count="7"/>
    <meta:generator>LibreOffice/5.0.2.2$Windows_x86 LibreOffice_project/37b43f919e4de5eeaca9b9755ed688758a8251fe</meta:generator>
  </office:meta>
</office:document-meta>
</file>